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1.8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3" style:family="table-cell" style:parent-style-name="Default" style:data-style-name="N60">
      <style:table-cell-properties fo:border="0.06pt solid #000000"/>
    </style:style>
    <style:style style:name="ce4" style:family="table-cell" style:parent-style-name="Default" style:data-style-name="N60">
      <style:table-cell-properties fo:border="0.06pt solid #000000"/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1"/>
        <table:table-column table:style-name="co1" table:default-cell-style-name="ce1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datatset</text:p>
          </table:table-cell>
          <table:table-cell table:style-name="ce1" office:value-type="string" calcext:value-type="string">
            <text:p>network architecture</text:p>
          </table:table-cell>
          <table:table-cell table:style-name="ce1" office:value-type="string" calcext:value-type="string">
            <text:p>rho</text:p>
          </table:table-cell>
          <table:table-cell office:value-type="string" calcext:value-type="string">
            <text:p>number of learning iteration</text:p>
          </table:table-cell>
          <table:table-cell office:value-type="string" calcext:value-type="string">
            <text:p>error J</text:p>
          </table:table-cell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table:style-name="ce1" office:value-type="string" calcext:value-type="string">
            <text:p>2 1</text:p>
          </table:table-cell>
          <table:table-cell office:value-type="float" office:value="0.00025" calcext:value-type="float">
            <text:p>2.50E-004</text:p>
          </table:table-cell>
          <table:table-cell office:value-type="float" office:value="1000" calcext:value-type="float">
            <text:p>1000</text:p>
          </table:table-cell>
          <table:table-cell office:value-type="float" office:value="249.662" calcext:value-type="float">
            <text:p>249.66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2 1</text:p>
          </table:table-cell>
          <table:table-cell office:value-type="float" office:value="0.00025" calcext:value-type="float">
            <text:p>2.50E-004</text:p>
          </table:table-cell>
          <table:table-cell office:value-type="float" office:value="1000" calcext:value-type="float">
            <text:p>1000</text:p>
          </table:table-cell>
          <table:table-cell office:value-type="float" office:value="0.743742" calcext:value-type="float">
            <text:p>0.7437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2 1</text:p>
          </table:table-cell>
          <table:table-cell office:value-type="float" office:value="0.0001" calcext:value-type="float">
            <text:p>1.00E-004</text:p>
          </table:table-cell>
          <table:table-cell office:value-type="float" office:value="1000" calcext:value-type="float">
            <text:p>1000</text:p>
          </table:table-cell>
          <table:table-cell office:value-type="float" office:value="3.94545" calcext:value-type="float">
            <text:p>3.9454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2 1</text:p>
          </table:table-cell>
          <table:table-cell table:style-name="ce4" office:value-type="float" office:value="0.001" calcext:value-type="float">
            <text:p>1.00E-003</text:p>
          </table:table-cell>
          <table:table-cell office:value-type="float" office:value="1000" calcext:value-type="float">
            <text:p>1000</text:p>
          </table:table-cell>
          <table:table-cell office:value-type="float" office:value="142.854" calcext:value-type="float">
            <text:p>142.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4">00/00/0000</text:date>, <text:time style:data-style-name="N2" text:time-value="16:51:19.403610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4T15:22:23.928731675</meta:creation-date>
    <dc:date>2015-06-24T16:51:28.178603629</dc:date>
    <meta:editing-duration>PT5M10S</meta:editing-duration>
    <meta:editing-cycles>7</meta:editing-cycles>
    <meta:generator>LibreOffice/4.2.8.2$Linux_X86_64 LibreOffice_project/420m0$Build-2</meta:generator>
    <meta:document-statistic meta:table-count="1" meta:cell-count="22" meta:object-count="0"/>
    <meta:user-defined meta:name="qrichtext">1</meta:user-defined>
  </office:meta>
</office:document-meta>
</file>